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4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6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7">
            <text:p>111<text:span text:style-name="T5">年</text:span></text:p>
          </table:table-cell>
          <table:table-cell table:style-name="ce56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0" table:style-name="ce51">
            <text:p>142,430</text:p>
          </table:table-cell>
          <table:table-cell office:value-type="float" office:value="9005454" table:style-name="ce51">
            <text:p>9,005,454</text:p>
          </table:table-cell>
          <table:table-cell office:value-type="float" office:value="23319776" table:style-name="ce51">
            <text:p>23,319,776</text:p>
          </table:table-cell>
          <table:table-cell office:value-type="float" office:value="11550791" table:style-name="ce51">
            <text:p>11,550,791</text:p>
          </table:table-cell>
          <table:table-cell office:value-type="float" office:value="11768985" table:style-name="ce51">
            <text:p>11,768,985</text:p>
          </table:table-cell>
          <table:table-cell office:value-type="float" office:value="98.15" table:style-name="ce52">
            <text:p>98.15</text:p>
          </table:table-cell>
          <table:table-cell office:value-type="float" office:value="644.24" table:style-name="ce52">
            <text:p>644.24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79" table:style-name="ce51">
            <text:p>142,479</text:p>
          </table:table-cell>
          <table:table-cell office:value-type="float" office:value="9004145" table:style-name="ce51">
            <text:p>9,004,145</text:p>
          </table:table-cell>
          <table:table-cell office:value-type="float" office:value="23268991" table:style-name="ce51">
            <text:p>23,268,991</text:p>
          </table:table-cell>
          <table:table-cell office:value-type="float" office:value="11523301" table:style-name="ce51">
            <text:p>11,523,301</text:p>
          </table:table-cell>
          <table:table-cell office:value-type="float" office:value="11745690" table:style-name="ce51">
            <text:p>11,745,690</text:p>
          </table:table-cell>
          <table:table-cell office:value-type="float" office:value="98.11" table:style-name="ce52">
            <text:p>98.11</text:p>
          </table:table-cell>
          <table:table-cell office:value-type="float" office:value="642.84" table:style-name="ce52">
            <text:p>642.84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80" table:style-name="ce51">
            <text:p>142,480</text:p>
          </table:table-cell>
          <table:table-cell office:value-type="float" office:value="9002584" table:style-name="ce51">
            <text:p>9,002,584</text:p>
          </table:table-cell>
          <table:table-cell office:value-type="float" office:value="23215015" table:style-name="ce51">
            <text:p>23,215,015</text:p>
          </table:table-cell>
          <table:table-cell office:value-type="float" office:value="11493738" table:style-name="ce51">
            <text:p>11,493,738</text:p>
          </table:table-cell>
          <table:table-cell office:value-type="float" office:value="11721277" table:style-name="ce51">
            <text:p>11,721,277</text:p>
          </table:table-cell>
          <table:table-cell office:value-type="float" office:value="98.06" table:style-name="ce52">
            <text:p>98.06</text:p>
          </table:table-cell>
          <table:table-cell office:value-type="float" office:value="641.35" table:style-name="ce52">
            <text:p>641.35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8" table:style-name="ce51">
            <text:p>7,748</text:p>
          </table:table-cell>
          <table:table-cell office:value-type="float" office:value="142503" table:style-name="ce51">
            <text:p>142,503</text:p>
          </table:table-cell>
          <table:table-cell office:value-type="float" office:value="9008300" table:style-name="ce51">
            <text:p>9,008,300</text:p>
          </table:table-cell>
          <table:table-cell office:value-type="float" office:value="23196178" table:style-name="ce51">
            <text:p>23,196,178</text:p>
          </table:table-cell>
          <table:table-cell office:value-type="float" office:value="11482441" table:style-name="ce51">
            <text:p>11,482,441</text:p>
          </table:table-cell>
          <table:table-cell office:value-type="float" office:value="11713737" table:style-name="ce51">
            <text:p>11,713,737</text:p>
          </table:table-cell>
          <table:table-cell office:value-type="float" office:value="98.03" table:style-name="ce52">
            <text:p>98.03</text:p>
          </table:table-cell>
          <table:table-cell office:value-type="float" office:value="640.83000000000004" table:style-name="ce52">
            <text:p>640.83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7" table:style-name="ce51">
            <text:p>7,747</text:p>
          </table:table-cell>
          <table:table-cell office:value-type="float" office:value="142506" table:style-name="ce51">
            <text:p>142,506</text:p>
          </table:table-cell>
          <table:table-cell office:value-type="float" office:value="9014700" table:style-name="ce51">
            <text:p>9,014,700</text:p>
          </table:table-cell>
          <table:table-cell office:value-type="float" office:value="23186278" table:style-name="ce51">
            <text:p>23,186,278</text:p>
          </table:table-cell>
          <table:table-cell office:value-type="float" office:value="11475116" table:style-name="ce51">
            <text:p>11,475,116</text:p>
          </table:table-cell>
          <table:table-cell office:value-type="float" office:value="11711162" table:style-name="ce51">
            <text:p>11,711,162</text:p>
          </table:table-cell>
          <table:table-cell office:value-type="float" office:value="97.98" table:style-name="ce52">
            <text:p>97.98</text:p>
          </table:table-cell>
          <table:table-cell office:value-type="float" office:value="640.55999999999995" table:style-name="ce52">
            <text:p>640.56</text:p>
          </table:table-cell>
          <table:table-cell office:value-type="float" office:value="2.57" table:style-name="ce53">
            <text:p>2.57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8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18038912511274319" table:style-name="ce59">
            <text:p>–0.18</text:p>
          </table:table-cell>
          <table:table-cell office:value-type="float" office:value="-0.30501881882161996" table:style-name="ce59">
            <text:p>–0.31</text:p>
          </table:table-cell>
          <table:table-cell office:value-type="float" office:value="0.55053108397525896" table:style-name="ce59">
            <text:p>0.55</text:p>
          </table:table-cell>
          <table:table-cell office:value-type="float" office:value="-1.2825157406006742" table:style-name="ce59">
            <text:p>–1.28</text:p>
          </table:table-cell>
          <table:table-cell office:value-type="float" office:value="-1.3688659683051303" table:style-name="ce59">
            <text:p>–1.37</text:p>
          </table:table-cell>
          <table:table-cell office:value-type="float" office:value="-1.1977591749152587" table:style-name="ce59">
            <text:p>–1.20</text:p>
          </table:table-cell>
          <table:table-cell office:value-type="float" office:value="-0.17320427916454581" table:style-name="ce59">
            <text:p>–0.17</text:p>
          </table:table-cell>
          <table:table-cell office:value-type="float" office:value="-1.2822093453335055" table:style-name="ce59">
            <text:p>–1.28</text:p>
          </table:table-cell>
          <table:table-cell office:value-type="float" office:value="-1.9083969465648956" table:style-name="ce59">
            <text:p>–1.91</text:p>
          </table:table-cell>
          <table:table-cell table:style-name="ce60"/>
          <table:table-cell table:number-columns-repeated="16371" table:style-name="ce27"/>
        </table:table-row>
        <table:table-row table:style-name="ro8">
          <table:table-cell office:value-type="string" table:style-name="ce61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-1.2906556530717605E-2" table:style-name="ce62">
            <text:p>–0.01</text:p>
          </table:table-cell>
          <table:table-cell office:value-type="float" office:value="2.1052188374981579E-3" table:style-name="ce62">
            <text:p>0.00</text:p>
          </table:table-cell>
          <table:table-cell office:value-type="float" office:value="7.1045591288034365E-2" table:style-name="ce62">
            <text:p>0.07</text:p>
          </table:table-cell>
          <table:table-cell office:value-type="float" office:value="-4.2679444863718496E-2" table:style-name="ce62">
            <text:p>–0.04</text:p>
          </table:table-cell>
          <table:table-cell office:value-type="float" office:value="-6.3793055849361652E-2" table:style-name="ce62">
            <text:p>–0.06</text:p>
          </table:table-cell>
          <table:table-cell office:value-type="float" office:value="-2.1982737020645078E-2" table:style-name="ce62">
            <text:p>–0.02</text:p>
          </table:table-cell>
          <table:table-cell office:value-type="float" office:value="-5.1004794450675461E-2" table:style-name="ce62">
            <text:p>–0.05</text:p>
          </table:table-cell>
          <table:table-cell office:value-type="float" office:value="-4.2132858948565999E-2" table:style-name="ce62">
            <text:p>–0.04</text:p>
          </table:table-cell>
          <table:table-cell office:value-type="float" office:value="0" table:style-name="ce62">
            <text:p>—</text:p>
          </table:table-cell>
          <table:table-cell table:style-name="ce60"/>
          <table:table-cell table:number-columns-repeated="16371" table:style-name="ce27"/>
        </table:table-row>
        <table:table-row table:style-name="ro4">
          <table:table-cell office:value-type="string" table:style-name="ce63">
            <text:p>說明：1.表內列有「－」者表示無數字，「0.00」表示未滿百分之0.005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6"/>
          <table:table-cell table:style-name="ce67"/>
          <table:table-cell office:value-type="string" table:style-name="ce68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71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3.96年12月，原金門縣烏坵鄉面積因重測修正為1.2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5.98年2月，嘉義縣布袋鎮填海造地致面積增加1.9617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2">
            <text:p>　　　7.104年12月南沙太平島交通基礎整建工程竣工，增加面積0.0149平方公里。</text:p>
          </table:table-cell>
          <table:table-cell table:number-columns-repeated="16383"/>
        </table:table-row>
        <table:table-row table:number-rows-repeated="1048495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3"/>
          <table:table-cell office:value-type="string" table:style-name="ce74">
            <text:p>中 華 民 國 111 年 6 月 底</text:p>
          </table:table-cell>
          <table:table-cell table:number-columns-repeated="4" table:style-name="ce73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47" table:style-name="ce46">
            <text:p>7,747</text:p>
          </table:table-cell>
          <table:table-cell office:value-type="float" office:value="142506" table:style-name="ce46">
            <text:p>142,506</text:p>
          </table:table-cell>
          <table:table-cell office:value-type="float" office:value="9014700" table:style-name="ce46">
            <text:p>9,014,700</text:p>
          </table:table-cell>
          <table:table-cell office:value-type="float" office:value="23186278" table:style-name="ce46">
            <text:p>23,186,278</text:p>
          </table:table-cell>
          <table:table-cell office:value-type="float" office:value="11475116" table:style-name="ce46">
            <text:p>11,475,116</text:p>
          </table:table-cell>
          <table:table-cell office:value-type="float" office:value="11711162" table:style-name="ce46">
            <text:p>11,711,162</text:p>
          </table:table-cell>
          <table:table-cell office:value-type="float" office:value="97.98" table:style-name="ce47">
            <text:p>97.98</text:p>
          </table:table-cell>
          <table:table-cell office:value-type="float" office:value="640.55999999999995" table:style-name="ce47">
            <text:p>640.56</text:p>
          </table:table-cell>
          <table:table-cell office:value-type="float" office:value="2.57" table:style-name="ce48">
            <text:p>2.57</text:p>
          </table:table-cell>
          <table:table-cell table:style-name="ce60"/>
          <table:table-cell table:style-name="ce78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2" table:style-name="ce46">
            <text:p>22,152</text:p>
          </table:table-cell>
          <table:table-cell office:value-type="float" office:value="1622976" table:style-name="ce46">
            <text:p>1,622,976</text:p>
          </table:table-cell>
          <table:table-cell office:value-type="float" office:value="3972271" table:style-name="ce46">
            <text:p>3,972,271</text:p>
          </table:table-cell>
          <table:table-cell office:value-type="float" office:value="1937881" table:style-name="ce46">
            <text:p>1,937,881</text:p>
          </table:table-cell>
          <table:table-cell office:value-type="float" office:value="2034390" table:style-name="ce46">
            <text:p>2,034,390</text:p>
          </table:table-cell>
          <table:table-cell office:value-type="float" office:value="95.26" table:style-name="ce47">
            <text:p>95.26</text:p>
          </table:table-cell>
          <table:table-cell office:value-type="float" office:value="1935.27" table:style-name="ce47">
            <text:p>1,935.27</text:p>
          </table:table-cell>
          <table:table-cell office:value-type="float" office:value="2.4500000000000002" table:style-name="ce48">
            <text:p>2.45</text:p>
          </table:table-cell>
          <table:table-cell table:style-name="ce60"/>
          <table:table-cell table:style-name="ce83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1" table:style-name="ce46">
            <text:p>9,571</text:p>
          </table:table-cell>
          <table:table-cell office:value-type="float" office:value="1041655" table:style-name="ce46">
            <text:p>1,041,655</text:p>
          </table:table-cell>
          <table:table-cell office:value-type="float" office:value="2464452" table:style-name="ce46">
            <text:p>2,464,452</text:p>
          </table:table-cell>
          <table:table-cell office:value-type="float" office:value="1172552" table:style-name="ce46">
            <text:p>1,172,552</text:p>
          </table:table-cell>
          <table:table-cell office:value-type="float" office:value="1291900" table:style-name="ce46">
            <text:p>1,291,900</text:p>
          </table:table-cell>
          <table:table-cell office:value-type="float" office:value="90.76" table:style-name="ce47">
            <text:p>90.76</text:p>
          </table:table-cell>
          <table:table-cell office:value-type="float" office:value="9067.16" table:style-name="ce47">
            <text:p>9,067.16</text:p>
          </table:table-cell>
          <table:table-cell office:value-type="float" office:value="2.37" table:style-name="ce48">
            <text:p>2.37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16" table:style-name="ce46">
            <text:p>516</text:p>
          </table:table-cell>
          <table:table-cell office:value-type="float" office:value="11931" table:style-name="ce46">
            <text:p>11,931</text:p>
          </table:table-cell>
          <table:table-cell office:value-type="float" office:value="866529" table:style-name="ce46">
            <text:p>866,529</text:p>
          </table:table-cell>
          <table:table-cell office:value-type="float" office:value="2264082" table:style-name="ce46">
            <text:p>2,264,082</text:p>
          </table:table-cell>
          <table:table-cell office:value-type="float" office:value="1119552" table:style-name="ce46">
            <text:p>1,119,552</text:p>
          </table:table-cell>
          <table:table-cell office:value-type="float" office:value="1144530" table:style-name="ce46">
            <text:p>1,144,530</text:p>
          </table:table-cell>
          <table:table-cell office:value-type="float" office:value="97.82" table:style-name="ce47">
            <text:p>97.82</text:p>
          </table:table-cell>
          <table:table-cell office:value-type="float" office:value="1854.35" table:style-name="ce47">
            <text:p>1,854.35</text:p>
          </table:table-cell>
          <table:table-cell office:value-type="float" office:value="2.61" table:style-name="ce48">
            <text:p>2.61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8" table:style-name="ce46">
            <text:p>12,518</text:p>
          </table:table-cell>
          <table:table-cell office:value-type="float" office:value="1022349" table:style-name="ce46">
            <text:p>1,022,349</text:p>
          </table:table-cell>
          <table:table-cell office:value-type="float" office:value="2799339" table:style-name="ce46">
            <text:p>2,799,339</text:p>
          </table:table-cell>
          <table:table-cell office:value-type="float" office:value="1372483" table:style-name="ce46">
            <text:p>1,372,483</text:p>
          </table:table-cell>
          <table:table-cell office:value-type="float" office:value="1426856" table:style-name="ce46">
            <text:p>1,426,856</text:p>
          </table:table-cell>
          <table:table-cell office:value-type="float" office:value="96.19" table:style-name="ce47">
            <text:p>96.19</text:p>
          </table:table-cell>
          <table:table-cell office:value-type="float" office:value="1263.8699999999999" table:style-name="ce47">
            <text:p>1,263.87</text:p>
          </table:table-cell>
          <table:table-cell office:value-type="float" office:value="2.74" table:style-name="ce48">
            <text:p>2.74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5" table:style-name="ce46">
            <text:p>9,655</text:p>
          </table:table-cell>
          <table:table-cell office:value-type="float" office:value="711543" table:style-name="ce46">
            <text:p>711,543</text:p>
          </table:table-cell>
          <table:table-cell office:value-type="float" office:value="1850865" table:style-name="ce46">
            <text:p>1,850,865</text:p>
          </table:table-cell>
          <table:table-cell office:value-type="float" office:value="920942" table:style-name="ce46">
            <text:p>920,942</text:p>
          </table:table-cell>
          <table:table-cell office:value-type="float" office:value="929923" table:style-name="ce46">
            <text:p>929,923</text:p>
          </table:table-cell>
          <table:table-cell office:value-type="float" office:value="99.03" table:style-name="ce47">
            <text:p>99.03</text:p>
          </table:table-cell>
          <table:table-cell office:value-type="float" office:value="844.51" table:style-name="ce47">
            <text:p>844.51</text:p>
          </table:table-cell>
          <table:table-cell office:value-type="float" office:value="2.6" table:style-name="ce48">
            <text:p>2.60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0" table:style-name="ce46">
            <text:p>890</text:p>
          </table:table-cell>
          <table:table-cell office:value-type="float" office:value="17309" table:style-name="ce46">
            <text:p>17,309</text:p>
          </table:table-cell>
          <table:table-cell office:value-type="float" office:value="1129734" table:style-name="ce46">
            <text:p>1,129,734</text:p>
          </table:table-cell>
          <table:table-cell office:value-type="float" office:value="2723177" table:style-name="ce46">
            <text:p>2,723,177</text:p>
          </table:table-cell>
          <table:table-cell office:value-type="float" office:value="1340996" table:style-name="ce46">
            <text:p>1,340,996</text:p>
          </table:table-cell>
          <table:table-cell office:value-type="float" office:value="1382181" table:style-name="ce46">
            <text:p>1,382,181</text:p>
          </table:table-cell>
          <table:table-cell office:value-type="float" office:value="97.02" table:style-name="ce47">
            <text:p>97.02</text:p>
          </table:table-cell>
          <table:table-cell office:value-type="float" office:value="922.53" table:style-name="ce47">
            <text:p>922.53</text:p>
          </table:table-cell>
          <table:table-cell office:value-type="float" office:value="2.41" table:style-name="ce48">
            <text:p>2.4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20" table:style-name="ce46">
            <text:p>3,520</text:p>
          </table:table-cell>
          <table:table-cell office:value-type="float" office:value="58435" table:style-name="ce46">
            <text:p>58,435</text:p>
          </table:table-cell>
          <table:table-cell office:value-type="float" office:value="2573642" table:style-name="ce46">
            <text:p>2,573,642</text:p>
          </table:table-cell>
          <table:table-cell office:value-type="float" office:value="6958122" table:style-name="ce46">
            <text:p>6,958,122</text:p>
          </table:table-cell>
          <table:table-cell office:value-type="float" office:value="3533121" table:style-name="ce46">
            <text:p>3,533,121</text:p>
          </table:table-cell>
          <table:table-cell office:value-type="float" office:value="3425001" table:style-name="ce46">
            <text:p>3,425,001</text:p>
          </table:table-cell>
          <table:table-cell office:value-type="float" office:value="103.16" table:style-name="ce47">
            <text:p>103.16</text:p>
          </table:table-cell>
          <table:table-cell office:value-type="float" office:value="277.11" table:style-name="ce47">
            <text:p>277.11</text:p>
          </table:table-cell>
          <table:table-cell office:value-type="float" office:value="2.7" table:style-name="ce48">
            <text:p>2.7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4726" table:style-name="ce51">
            <text:p>174,726</text:p>
          </table:table-cell>
          <table:table-cell office:value-type="float" office:value="448856" table:style-name="ce51">
            <text:p>448,856</text:p>
          </table:table-cell>
          <table:table-cell office:value-type="float" office:value="225846" table:style-name="ce51">
            <text:p>225,846</text:p>
          </table:table-cell>
          <table:table-cell office:value-type="float" office:value="223010" table:style-name="ce51">
            <text:p>223,010</text:p>
          </table:table-cell>
          <table:table-cell office:value-type="float" office:value="101.27" table:style-name="ce52">
            <text:p>101.27</text:p>
          </table:table-cell>
          <table:table-cell office:value-type="float" office:value="209.39" table:style-name="ce52">
            <text:p>209.39</text:p>
          </table:table-cell>
          <table:table-cell office:value-type="float" office:value="2.57" table:style-name="ce53">
            <text:p>2.57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2" table:style-name="ce51">
            <text:p>3,332</text:p>
          </table:table-cell>
          <table:table-cell office:value-type="float" office:value="212370" table:style-name="ce51">
            <text:p>212,370</text:p>
          </table:table-cell>
          <table:table-cell office:value-type="float" office:value="576373" table:style-name="ce51">
            <text:p>576,373</text:p>
          </table:table-cell>
          <table:table-cell office:value-type="float" office:value="294052" table:style-name="ce51">
            <text:p>294,052</text:p>
          </table:table-cell>
          <table:table-cell office:value-type="float" office:value="282321" table:style-name="ce51">
            <text:p>282,321</text:p>
          </table:table-cell>
          <table:table-cell office:value-type="float" office:value="104.16" table:style-name="ce52">
            <text:p>104.16</text:p>
          </table:table-cell>
          <table:table-cell office:value-type="float" office:value="403.75" table:style-name="ce52">
            <text:p>403.75</text:p>
          </table:table-cell>
          <table:table-cell office:value-type="float" office:value="2.71" table:style-name="ce53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5" table:style-name="ce51">
            <text:p>4,695</text:p>
          </table:table-cell>
          <table:table-cell office:value-type="float" office:value="195947" table:style-name="ce51">
            <text:p>195,947</text:p>
          </table:table-cell>
          <table:table-cell office:value-type="float" office:value="535260" table:style-name="ce51">
            <text:p>535,260</text:p>
          </table:table-cell>
          <table:table-cell office:value-type="float" office:value="275817" table:style-name="ce51">
            <text:p>275,817</text:p>
          </table:table-cell>
          <table:table-cell office:value-type="float" office:value="259443" table:style-name="ce51">
            <text:p>259,443</text:p>
          </table:table-cell>
          <table:table-cell office:value-type="float" office:value="106.31" table:style-name="ce52">
            <text:p>106.31</text:p>
          </table:table-cell>
          <table:table-cell office:value-type="float" office:value="294.05" table:style-name="ce52">
            <text:p>294.05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91" table:style-name="ce51">
            <text:p>591</text:p>
          </table:table-cell>
          <table:table-cell office:value-type="float" office:value="9211" table:style-name="ce51">
            <text:p>9,211</text:p>
          </table:table-cell>
          <table:table-cell office:value-type="float" office:value="400502" table:style-name="ce51">
            <text:p>400,502</text:p>
          </table:table-cell>
          <table:table-cell office:value-type="float" office:value="1247630" table:style-name="ce51">
            <text:p>1,247,630</text:p>
          </table:table-cell>
          <table:table-cell office:value-type="float" office:value="632942" table:style-name="ce51">
            <text:p>632,942</text:p>
          </table:table-cell>
          <table:table-cell office:value-type="float" office:value="614688" table:style-name="ce51">
            <text:p>614,688</text:p>
          </table:table-cell>
          <table:table-cell office:value-type="float" office:value="102.97" table:style-name="ce52">
            <text:p>102.97</text:p>
          </table:table-cell>
          <table:table-cell office:value-type="float" office:value="1161.24" table:style-name="ce52">
            <text:p>1,161.24</text:p>
          </table:table-cell>
          <table:table-cell office:value-type="float" office:value="3.12" table:style-name="ce53">
            <text:p>3.1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601" table:style-name="ce51">
            <text:p>179,601</text:p>
          </table:table-cell>
          <table:table-cell office:value-type="float" office:value="481166" table:style-name="ce51">
            <text:p>481,166</text:p>
          </table:table-cell>
          <table:table-cell office:value-type="float" office:value="245592" table:style-name="ce51">
            <text:p>245,592</text:p>
          </table:table-cell>
          <table:table-cell office:value-type="float" office:value="235574" table:style-name="ce51">
            <text:p>235,574</text:p>
          </table:table-cell>
          <table:table-cell office:value-type="float" office:value="104.25" table:style-name="ce52">
            <text:p>104.25</text:p>
          </table:table-cell>
          <table:table-cell office:value-type="float" office:value="117.17" table:style-name="ce52">
            <text:p>117.17</text:p>
          </table:table-cell>
          <table:table-cell office:value-type="float" office:value="2.68" table:style-name="ce53">
            <text:p>2.6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5" table:style-name="ce51">
            <text:p>6,485</text:p>
          </table:table-cell>
          <table:table-cell office:value-type="float" office:value="244767" table:style-name="ce51">
            <text:p>244,767</text:p>
          </table:table-cell>
          <table:table-cell office:value-type="float" office:value="665971" table:style-name="ce51">
            <text:p>665,971</text:p>
          </table:table-cell>
          <table:table-cell office:value-type="float" office:value="343955" table:style-name="ce51">
            <text:p>343,955</text:p>
          </table:table-cell>
          <table:table-cell office:value-type="float" office:value="322016" table:style-name="ce51">
            <text:p>322,016</text:p>
          </table:table-cell>
          <table:table-cell office:value-type="float" office:value="106.81" table:style-name="ce52">
            <text:p>106.81</text:p>
          </table:table-cell>
          <table:table-cell office:value-type="float" office:value="515.91999999999996" table:style-name="ce52">
            <text:p>515.92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6" table:style-name="ce51">
            <text:p>5,366</text:p>
          </table:table-cell>
          <table:table-cell office:value-type="float" office:value="185092" table:style-name="ce51">
            <text:p>185,092</text:p>
          </table:table-cell>
          <table:table-cell office:value-type="float" office:value="490007" table:style-name="ce51">
            <text:p>490,007</text:p>
          </table:table-cell>
          <table:table-cell office:value-type="float" office:value="254007" table:style-name="ce51">
            <text:p>254,007</text:p>
          </table:table-cell>
          <table:table-cell office:value-type="float" office:value="236000" table:style-name="ce51">
            <text:p>236,000</text:p>
          </table:table-cell>
          <table:table-cell office:value-type="float" office:value="107.63" table:style-name="ce52">
            <text:p>107.63</text:p>
          </table:table-cell>
          <table:table-cell office:value-type="float" office:value="257.41000000000003" table:style-name="ce52">
            <text:p>257.41</text:p>
          </table:table-cell>
          <table:table-cell office:value-type="float" office:value="2.65" table:style-name="ce53">
            <text:p>2.65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2" table:style-name="ce51">
            <text:p>7,102</text:p>
          </table:table-cell>
          <table:table-cell office:value-type="float" office:value="294025" table:style-name="ce51">
            <text:p>294,025</text:p>
          </table:table-cell>
          <table:table-cell office:value-type="float" office:value="800321" table:style-name="ce51">
            <text:p>800,321</text:p>
          </table:table-cell>
          <table:table-cell office:value-type="float" office:value="407149" table:style-name="ce51">
            <text:p>407,149</text:p>
          </table:table-cell>
          <table:table-cell office:value-type="float" office:value="393172" table:style-name="ce51">
            <text:p>393,172</text:p>
          </table:table-cell>
          <table:table-cell office:value-type="float" office:value="103.55" table:style-name="ce52">
            <text:p>103.55</text:p>
          </table:table-cell>
          <table:table-cell office:value-type="float" office:value="288.33999999999997" table:style-name="ce52">
            <text:p>288.34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72" table:style-name="ce51">
            <text:p>84,072</text:p>
          </table:table-cell>
          <table:table-cell office:value-type="float" office:value="212804" table:style-name="ce51">
            <text:p>212,804</text:p>
          </table:table-cell>
          <table:table-cell office:value-type="float" office:value="109004" table:style-name="ce51">
            <text:p>109,004</text:p>
          </table:table-cell>
          <table:table-cell office:value-type="float" office:value="103800" table:style-name="ce51">
            <text:p>103,800</text:p>
          </table:table-cell>
          <table:table-cell office:value-type="float" office:value="105.01" table:style-name="ce52">
            <text:p>105.01</text:p>
          </table:table-cell>
          <table:table-cell office:value-type="float" office:value="60.54" table:style-name="ce52">
            <text:p>60.54</text:p>
          </table:table-cell>
          <table:table-cell office:value-type="float" office:value="2.5299999999999998" table:style-name="ce53">
            <text:p>2.5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5" table:style-name="ce51">
            <text:p>3,625</text:p>
          </table:table-cell>
          <table:table-cell office:value-type="float" office:value="127840" table:style-name="ce51">
            <text:p>127,840</text:p>
          </table:table-cell>
          <table:table-cell office:value-type="float" office:value="319180" table:style-name="ce51">
            <text:p>319,180</text:p>
          </table:table-cell>
          <table:table-cell office:value-type="float" office:value="161188" table:style-name="ce51">
            <text:p>161,188</text:p>
          </table:table-cell>
          <table:table-cell office:value-type="float" office:value="157992" table:style-name="ce51">
            <text:p>157,992</text:p>
          </table:table-cell>
          <table:table-cell office:value-type="float" office:value="102.02" table:style-name="ce52">
            <text:p>102.02</text:p>
          </table:table-cell>
          <table:table-cell office:value-type="float" office:value="68.959999999999994" table:style-name="ce52">
            <text:p>68.96</text:p>
          </table:table-cell>
          <table:table-cell office:value-type="float" office:value="2.5" table:style-name="ce53">
            <text:p>2.5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9" table:style-name="ce51">
            <text:p>1,399</text:p>
          </table:table-cell>
          <table:table-cell office:value-type="float" office:value="42205" table:style-name="ce51">
            <text:p>42,205</text:p>
          </table:table-cell>
          <table:table-cell office:value-type="float" office:value="106167" table:style-name="ce51">
            <text:p>106,167</text:p>
          </table:table-cell>
          <table:table-cell office:value-type="float" office:value="54537" table:style-name="ce51">
            <text:p>54,537</text:p>
          </table:table-cell>
          <table:table-cell office:value-type="float" office:value="51630" table:style-name="ce51">
            <text:p>51,630</text:p>
          </table:table-cell>
          <table:table-cell office:value-type="float" office:value="105.63" table:style-name="ce52">
            <text:p>105.63</text:p>
          </table:table-cell>
          <table:table-cell office:value-type="float" office:value="836.86" table:style-name="ce52">
            <text:p>836.86</text:p>
          </table:table-cell>
          <table:table-cell office:value-type="float" office:value="2.52" table:style-name="ce53">
            <text:p>2.5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7" table:style-name="ce51">
            <text:p>3,327</text:p>
          </table:table-cell>
          <table:table-cell office:value-type="float" office:value="156154" table:style-name="ce51">
            <text:p>156,154</text:p>
          </table:table-cell>
          <table:table-cell office:value-type="float" office:value="361079" table:style-name="ce51">
            <text:p>361,079</text:p>
          </table:table-cell>
          <table:table-cell office:value-type="float" office:value="179979" table:style-name="ce51">
            <text:p>179,979</text:p>
          </table:table-cell>
          <table:table-cell office:value-type="float" office:value="181100" table:style-name="ce51">
            <text:p>181,100</text:p>
          </table:table-cell>
          <table:table-cell office:value-type="float" office:value="99.38" table:style-name="ce52">
            <text:p>99.38</text:p>
          </table:table-cell>
          <table:table-cell office:value-type="float" office:value="2719.81" table:style-name="ce52">
            <text:p>2,719.81</text:p>
          </table:table-cell>
          <table:table-cell office:value-type="float" office:value="2.31" table:style-name="ce53">
            <text:p>2.3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69" table:style-name="ce51">
            <text:p>2,169</text:p>
          </table:table-cell>
          <table:table-cell office:value-type="float" office:value="174515" table:style-name="ce51">
            <text:p>174,515</text:p>
          </table:table-cell>
          <table:table-cell office:value-type="float" office:value="450464" table:style-name="ce51">
            <text:p>450,464</text:p>
          </table:table-cell>
          <table:table-cell office:value-type="float" office:value="222379" table:style-name="ce51">
            <text:p>222,379</text:p>
          </table:table-cell>
          <table:table-cell office:value-type="float" office:value="228085" table:style-name="ce51">
            <text:p>228,085</text:p>
          </table:table-cell>
          <table:table-cell office:value-type="float" office:value="97.5" table:style-name="ce52">
            <text:p>97.50</text:p>
          </table:table-cell>
          <table:table-cell office:value-type="float" office:value="4325.04" table:style-name="ce52">
            <text:p>4,325.04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826" table:style-name="ce51">
            <text:p>101,826</text:p>
          </table:table-cell>
          <table:table-cell office:value-type="float" office:value="262844" table:style-name="ce51">
            <text:p>262,844</text:p>
          </table:table-cell>
          <table:table-cell office:value-type="float" office:value="126674" table:style-name="ce51">
            <text:p>126,674</text:p>
          </table:table-cell>
          <table:table-cell office:value-type="float" office:value="136170" table:style-name="ce51">
            <text:p>136,170</text:p>
          </table:table-cell>
          <table:table-cell office:value-type="float" office:value="93.03" table:style-name="ce52">
            <text:p>93.03</text:p>
          </table:table-cell>
          <table:table-cell office:value-type="float" office:value="4378.87" table:style-name="ce52">
            <text:p>4,378.87</text:p>
          </table:table-cell>
          <table:table-cell office:value-type="float" office:value="2.58" table:style-name="ce53">
            <text:p>2.58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272" table:style-name="ce46">
            <text:p>46,272</text:p>
          </table:table-cell>
          <table:table-cell office:value-type="float" office:value="153970" table:style-name="ce46">
            <text:p>153,970</text:p>
          </table:table-cell>
          <table:table-cell office:value-type="float" office:value="77589" table:style-name="ce46">
            <text:p>77,589</text:p>
          </table:table-cell>
          <table:table-cell office:value-type="float" office:value="76381" table:style-name="ce46">
            <text:p>76,381</text:p>
          </table:table-cell>
          <table:table-cell office:value-type="float" office:value="101.58" table:style-name="ce47">
            <text:p>101.58</text:p>
          </table:table-cell>
          <table:table-cell office:value-type="float" office:value="853.23" table:style-name="ce47">
            <text:p>853.23</text:p>
          </table:table-cell>
          <table:table-cell office:value-type="float" office:value="3.33" table:style-name="ce48">
            <text:p>3.3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678" table:style-name="ce51">
            <text:p>42,678</text:p>
          </table:table-cell>
          <table:table-cell office:value-type="float" office:value="140147" table:style-name="ce51">
            <text:p>140,147</text:p>
          </table:table-cell>
          <table:table-cell office:value-type="float" office:value="69576" table:style-name="ce51">
            <text:p>69,576</text:p>
          </table:table-cell>
          <table:table-cell office:value-type="float" office:value="70571" table:style-name="ce51">
            <text:p>70,571</text:p>
          </table:table-cell>
          <table:table-cell office:value-type="float" office:value="98.59" table:style-name="ce52">
            <text:p>98.59</text:p>
          </table:table-cell>
          <table:table-cell office:value-type="float" office:value="924.11" table:style-name="ce52">
            <text:p>924.11</text:p>
          </table:table-cell>
          <table:table-cell office:value-type="float" office:value="3.28" table:style-name="ce53">
            <text:p>3.2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94" table:style-name="ce51">
            <text:p>3,594</text:p>
          </table:table-cell>
          <table:table-cell office:value-type="float" office:value="13823" table:style-name="ce51">
            <text:p>13,823</text:p>
          </table:table-cell>
          <table:table-cell office:value-type="float" office:value="8013" table:style-name="ce51">
            <text:p>8,013</text:p>
          </table:table-cell>
          <table:table-cell office:value-type="float" office:value="5810" table:style-name="ce51">
            <text:p>5,810</text:p>
          </table:table-cell>
          <table:table-cell office:value-type="float" office:value="137.91999999999999" table:style-name="ce52">
            <text:p>137.92</text:p>
          </table:table-cell>
          <table:table-cell office:value-type="float" office:value="479.97" table:style-name="ce52">
            <text:p>479.97</text:p>
          </table:table-cell>
          <table:table-cell office:value-type="float" office:value="3.85" table:style-name="ce53">
            <text:p>3.85</text:p>
          </table:table-cell>
          <table:table-cell table:style-name="ce60"/>
          <table:table-cell table:style-name="ce57"/>
          <table:table-cell table:style-name="ce84"/>
          <table:table-cell table:style-name="ce92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style-name="ce60"/>
          <table:table-cell table:style-name="ce57"/>
          <table:table-cell table:style-name="ce84"/>
          <table:table-cell table:style-name="ce9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6">
            <text:p>0.5045</text:p>
          </table:table-cell>
          <table:table-cell office:value-type="string" table:style-name="ce97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8"/>
          <table:table-cell table:style-name="ce99"/>
          <table:table-cell table:style-name="ce100"/>
          <table:table-cell table:number-columns-repeated="6" table:style-name="ce101"/>
          <table:table-cell table:number-columns-repeated="3" table:style-name="ce102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說明：1.本表村里數及鄰數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office:value-type="string" table:style-name="ce68">
            <text:p><text:s text:c="16"/>內政部戶政司編製</text:p>
          </table:table-cell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2.96年12月起，我國土地面積增列東沙群島東沙島(2.38平方公里)及南沙群島太平島(0.4896平方公里)，由高雄市代管；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 <text:s text:c="2"/>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6/上網各月速報公式(6月).xls'#說明" table:style-name="ta3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3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3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3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(貼01-縣市別)" table:style-name="ta3">
        <table:table-source xlink:href="file:///C:/Users/moi1849/Desktop/123/3/1.月報/06速(月)報套印/111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3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3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3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3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3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3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3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3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3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3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3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3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3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3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11:08Z</meta:creation-date>
    <dc:date>2022-07-04T06:11:47Z</dc:date>
  </office:meta>
</office:document-meta>
</file>